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Standard">
      <style:text-properties fo:color="#c9211e" loext:opacity="100%" fo:background-color="transparent"/>
    </style:style>
    <style:style style:name="P5" style:family="paragraph" style:parent-style-name="Standard">
      <style:text-properties fo:color="#c9211e" loext:opacity="100%" fo:background-color="#ffff00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fo:background-color="transparent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1">Questão6 <text:s/></text:p>
      <text:p text:style-name="P2"><text:s/></text:p>
      <text:p text:style-name="P2"><text:s text:c="3"/>As escolas ocidentais se especializaram em estabelecer o "___________".</text:p>
      <text:p text:style-name="P2"><text:s/></text:p>
      <text:p text:style-name="P2">1 - onde fazer</text:p>
      <text:p text:style-name="P2">2 - quem fará</text:p>
      <text:p text:style-name="P1">3 - como fazer</text:p>
      <text:p text:style-name="P2">4 - que fazer</text:p>
      <text:p text:style-name="P2">5 - quando fazer</text:p>
      <text:p text:style-name="P2"><text:s/></text:p>
      <text:p text:style-name="P1">Sua resposta: como fazer</text:p>
      <text:p text:style-name="P2">Valor: Resposta Correta</text:p>
      <text:p text:style-name="P2">Valor recebido: 10.00</text:p>
      <text:p text:style-name="P2"/>
      <text:p text:style-name="P1">Questão7 <text:s/></text:p>
      <text:p text:style-name="P2"><text:s/></text:p>
      <text:p text:style-name="P2"><text:s text:c="3"/>As empresas de êxito se conscientizaram de que a ênfase deve ser dada ___________.</text:p>
      <text:p text:style-name="P2"><text:s/></text:p>
      <text:p text:style-name="P2">1 - aos custos de produção</text:p>
      <text:p text:style-name="P2">2 - aos fatores tangíveis</text:p>
      <text:p text:style-name="P2">3 - apenas à satisfação dos funcionários</text:p>
      <text:p text:style-name="P2">4 - apenas aos valores intangíveis</text:p>
      <text:p text:style-name="P1">5 - à entrega de valor para o cliente</text:p>
      <text:p text:style-name="P2"><text:s/></text:p>
      <text:p text:style-name="P1">Sua resposta: à entrega de valor para o cliente</text:p>
      <text:p text:style-name="P2">Valor: Resposta Correta</text:p>
      <text:p text:style-name="P2">Valor recebido: 10.00</text:p>
      <text:p text:style-name="P2"/>
      <text:p text:style-name="P1"/>
      <text:p text:style-name="P1">Questão4 <text:s/></text:p>
      <text:p text:style-name="P2"><text:s/></text:p>
      <text:p text:style-name="P2"><text:s text:c="3"/>Se existe valor para o cliente, ___________.</text:p>
      <text:p text:style-name="P2"><text:s/></text:p>
      <text:p text:style-name="P2">1 - custo deve aumentar</text:p>
      <text:p text:style-name="P1">2 - lucro virá como conseqüência</text:p>
      <text:p text:style-name="P2">3 - deve-se fazer propaganda</text:p>
      <text:p text:style-name="P2">4 - a qualidade está ótima</text:p>
      <text:p text:style-name="P2">5 - custo deve diminuir</text:p>
      <text:p text:style-name="P2"><text:s/></text:p>
      <text:p text:style-name="P1">Sua resposta: lucro virá como conseqüência</text:p>
      <text:p text:style-name="P2">Valor: Resposta Correta</text:p>
      <text:p text:style-name="P2">Valor recebido: 10.00</text:p>
      <text:p text:style-name="P2"/>
      <text:p text:style-name="P2"><text:s/></text:p>
      <text:p text:style-name="P1"/>
      <text:p text:style-name="P1">Questão5 <text:s/></text:p>
      <text:p text:style-name="P2"><text:s/></text:p>
      <text:p text:style-name="P2"><text:s text:c="3"/>Os ___________ são os responsáveis por cerca de 85% dos problemas de uma organização.</text:p>
      <text:p text:style-name="P2"><text:s/></text:p>
      <text:p text:style-name="P1"><text:soft-page-break/>1 - sistemas e processos, que dependem da chefia</text:p>
      <text:p text:style-name="P2">2 - fornecedores</text:p>
      <text:p text:style-name="P2">3 - clientes</text:p>
      <text:p text:style-name="P2">4 - funcionários da linha de montagem</text:p>
      <text:p text:style-name="P2">5 - funcionários da linha de frente</text:p>
      <text:p text:style-name="P2"><text:s/></text:p>
      <text:p text:style-name="P1">Sua resposta: sistemas e processos, que dependem da chefia</text:p>
      <text:p text:style-name="P2">Valor: Resposta Correta</text:p>
      <text:p text:style-name="P2">Valor recebido: 10.00</text:p>
      <text:p text:style-name="P2"/>
      <text:p text:style-name="P2"/>
      <text:p text:style-name="P1"/>
      <text:p text:style-name="P1">Questão10 <text:s/></text:p>
      <text:p text:style-name="P2"><text:s/></text:p>
      <text:p text:style-name="P2"><text:s text:c="3"/>O sistema de produção industrial, ensinado na maioria das escolas de administração, dá ênfase ___________.</text:p>
      <text:p text:style-name="P2"><text:s/></text:p>
      <text:p text:style-name="P1">1 - na obtenção de resultados tangíveis</text:p>
      <text:p text:style-name="P2">2 - nos resultados intangíveis</text:p>
      <text:p text:style-name="P2">3 - na entrega de máximo valor para o cliente</text:p>
      <text:p text:style-name="P2">4 - na parte motivacional dos clientes</text:p>
      <text:p text:style-name="P2">5 - nos processos qualitativos</text:p>
      <text:p text:style-name="P2"><text:s/></text:p>
      <text:p text:style-name="P1">Sua resposta: na obtenção de resultados tangíveis</text:p>
      <text:p text:style-name="P2">Valor: Resposta Correta</text:p>
      <text:p text:style-name="P2">Valor recebido: 10.00</text:p>
      <text:p text:style-name="P2"/>
      <text:p text:style-name="P2"/>
      <text:p text:style-name="P2"/>
      <text:p text:style-name="P7">Questão1 <text:s/></text:p>
      <text:p text:style-name="P1"><text:span text:style-name="T4"><text:s/></text:span></text:p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<text:span text:style-name="T1"> a aparência e o peso</text:span></text:p>
      <text:p text:style-name="P2">3 - externo e o interno</text:p>
      <text:p text:style-name="P7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<text:soft-page-break/>1 - como fazer</text:p>
      <text:p text:style-name="P2">2 - onde fazer</text:p>
      <text:p text:style-name="P2">3 - quando fazer</text:p>
      <text:p text:style-name="P7"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3">3 - prioriza em excesso a entrega de valor para o cliente</text:p>
      <text:p text:style-name="P2">4 - enfatiza somente os processos internos de fabricação</text:p>
      <text:p text:style-name="P2">5 - <text:span text:style-name="T1">enfatiza apenas os resultados intangíveis</text:span></text:p>
      <text:p text:style-name="P2"><text:s/></text:p>
      <text:p text:style-name="P3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<text:soft-page-break/>2 - manter o cliente</text:p>
      <text:p text:style-name="P2">3 - entregar valor para o cliente</text:p>
      <text:p text:style-name="P1">4 - vender mercadoria com lucro</text:p>
      <text:p text:style-name="P2"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<text:soft-page-break/>2 - <text:span text:style-name="T1">departamentos de serviços internos</text:span></text:p>
      <text:p text:style-name="P3">3 - membros da alta chefia</text:p>
      <text:p text:style-name="P2">4 - fornecedores</text:p>
      <text:p text:style-name="P2"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5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3">1 - apenas executam as tarefas que lhes são designadas</text:p>
      <text:p text:style-name="P2">2 - não são clientes internos</text:p>
      <text:p text:style-name="P7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3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  <text:p text:style-name="P2"/>
      <text:p text:style-name="P2"/>
      <text:p text:style-name="P3"/>
      <text:p text:style-name="P3">Questão1 <text:s/></text:p>
      <text:p text:style-name="P2"><text:s/></text:p>
      <text:p text:style-name="P2"><text:s text:c="3"/>No paradigma industrial, os gerentes julgam os funcionários ___________.</text:p>
      <text:p text:style-name="P2"><text:s/></text:p>
      <text:p text:style-name="P2">1 - pela satisfação do cliente</text:p>
      <text:p text:style-name="P2">2 - pela motivação dos mesmos</text:p>
      <text:p text:style-name="P2">3 - <text:span text:style-name="T1">pelo número de clientes que foram conquistados</text:span></text:p>
      <text:p text:style-name="P2"><text:soft-page-break/>4 - pelo desempenho do mesmo nas tarefas</text:p>
      <text:p text:style-name="P2">5 - pelo valor entregue ao cliente</text:p>
      <text:p text:style-name="P2"><text:s/></text:p>
      <text:p text:style-name="P3">Sua resposta: pelo número de clientes que foram conquistados</text:p>
      <text:p text:style-name="P2">Valor: Resposta Errada - Consulte a página 11</text:p>
      <text:p text:style-name="P2">Valor recebido: 0.00</text:p>
      <text:p text:style-name="P3"/>
      <text:p text:style-name="P3"/>
      <text:p text:style-name="P3">Questão8 <text:s/></text:p>
      <text:p text:style-name="P2"><text:s/></text:p>
      <text:p text:style-name="P2"><text:s text:c="3"/>No paradigma do valor, os gerentes devem ser ___________.</text:p>
      <text:p text:style-name="P2"><text:s/></text:p>
      <text:p text:style-name="P2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fiscais de seus subordinados</text:p>
      <text:p text:style-name="P2">Valor: Resposta Errada - Consulte a página 12</text:p>
      <text:p text:style-name="P2">Valor recebido: 0.00</text:p>
      <text:p text:style-name="P2"/>
      <text:p text:style-name="P3"/>
      <text:p text:style-name="P3">Questão8 <text:s/></text:p>
      <text:p text:style-name="P2"><text:s/></text:p>
      <text:p text:style-name="P2"><text:s text:c="3"/>No paradigma industrial, os clientes são vistos como ___________.</text:p>
      <text:p text:style-name="P2"><text:s/></text:p>
      <text:p text:style-name="P3">1 - a razão da sobrevivência de uma organização</text:p>
      <text:p text:style-name="P2">2 - um ativo em valorização</text:p>
      <text:p text:style-name="P2">3 - a garantia de sucesso de uma organização</text:p>
      <text:p text:style-name="P2">4 - um "patrimônio" a ser conquistado</text:p>
      <text:p text:style-name="P2">5 - estatísticas substituíveis</text:p>
      <text:p text:style-name="P2"><text:s/></text:p>
      <text:p text:style-name="P3">Sua resposta: a razão da sobrevivência de uma organização</text:p>
      <text:p text:style-name="P2">Valor: Resposta Errada - Consulte a página 9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8:35:44.601304997</meta:creation-date>
    <meta:editing-duration>PT27M51S</meta:editing-duration>
    <meta:editing-cycles>4</meta:editing-cycles>
    <meta:generator>LibreOffice/7.3.7.2$Linux_X86_64 LibreOffice_project/30$Build-2</meta:generator>
    <dc:date>2023-05-23T09:03:17.761486583</dc:date>
    <meta:document-statistic meta:table-count="0" meta:image-count="0" meta:object-count="0" meta:page-count="6" meta:paragraph-count="254" meta:word-count="1090" meta:character-count="6405" meta:non-whitespace-character-count="5333"/>
  </office:meta>
</office:document-meta>
</file>